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5802e" officeooo:paragraph-rsid="00058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C에 들어갈 다양한 multiplicity에 모두 적용되도록 변형한 코드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5:58:38.903701908</meta:creation-date>
    <dc:date>2022-07-22T12:12:21.600591411</dc:date>
    <meta:editing-duration>PT1M25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1" meta:word-count="22" meta:character-count="43" meta:non-whitespace-character-count="36"/>
  </office:meta>
</office:document-meta>
</file>